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6" style:family="paragraph" style:parent-style-name="Standard" style:list-style-name="L3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7" style:family="paragraph" style:parent-style-name="Standard" style:list-style-name="L4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 fo:break-before="page"/>
      <style:text-properties fo:font-size="14pt" style:text-underline-style="none" fo:font-weight="normal" style:font-size-asian="14pt" style:font-weight-asian="normal" style:font-size-complex="14pt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do list:</text:p>
      <text:p text:style-name="P1"/>
      <text:p text:style-name="P1"/>
      <text:p text:style-name="P2">-Créer le header du site</text:p>
      <text:p text:style-name="P2"/>
      <text:p text:style-name="P2">-Mettre les liens "Accueil"; "Chapitre"; "Connexion" dans le header</text:p>
      <text:p text:style-name="P2"/>
      <text:p text:style-name="P2">-Créer le footer du site avec les copyrights ( 2019 Jean rochefort Billet pour l'Alaska tout droit réserver)</text:p>
      <text:p text:style-name="P2"/>
      <text:p text:style-name="P2">-Créer page d'accueil avec: <text:s text:c="2"/>- Premier bloc visuel et résumé</text:p>
      <text:p text:style-name="P2"><text:tab/><text:tab/><text:tab/><text:tab/> <text:s text:c="7"/>Deuxième bloc avec le dernier chapitre paru</text:p>
      <text:p text:style-name="P2"><text:tab/><text:tab/><text:tab/><text:tab/> <text:s text:c="7"/>Troisième bloc avec dernier commentaire ajouté</text:p>
      <text:p text:style-name="P2"/>
      <text:p text:style-name="P2">-Créer page Chapitre avec : - Blocs avec les chapitres paru</text:p>
      <text:list xml:id="list893828777303770824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4"><text:s text:c="11"/>On n'affiche seulement 5 chapitres sur la page</text:p>
                              <text:p text:style-name="P4"><text:s text:c="11"/>Plusieurs numéros en bas de la page pour changer de page lorsqu'on veut accéder à plus de 5 chapitres 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2">-Créer page pour chaque chapitre avec: Bloc pour le chapitre</text:p>
      <text:p text:style-name="P2"><text:tab/><text:tab/><text:tab/><text:tab/><text:tab/><text:tab/> <text:s text:c="2"/>Bloc commentaire postés</text:p>
      <text:p text:style-name="P2"><text:s text:c="34"/><text:tab/><text:tab/><text:tab/> <text:s text:c="2"/>Bloc qui permet d'écrire un commentaire <text:s text:c="5"/><text:tab/><text:tab/><text:tab/><text:tab/><text:tab/><text:tab/> <text:s/>( pseudo; Votre commentaire)</text:p>
      <text:p text:style-name="P2"><text:s text:c="63"/>Si plusieurs commentaire il y a : plusieurs <text:s/><text:tab/><text:tab/><text:tab/><text:tab/><text:tab/><text:tab/> <text:s/>numéro afin d'afficher les plus anciens</text:p>
      <text:p text:style-name="P2"><text:tab/><text:tab/><text:tab/><text:tab/><text:tab/><text:tab/> Afficher le pseudo et la date de l'écriture du <text:tab/><text:tab/><text:tab/><text:tab/><text:tab/><text:tab/>commentaire</text:p>
      <text:list xml:id="list33530714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4"><text:s text:c="11"/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2">-Créer page Connexion afin que l'administrateur puisse se connecter (identifiant et mot de passe)</text:p>
      <text:p text:style-name="P2"/>
      <text:p text:style-name="P2">-Créer page d'administration avec : - Modèle CRUD</text:p>
      <text:list xml:id="list4878631517475551760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5">Bloc avec les commentaires signalés s'il y en a</text:p>
                                      <text:p text:style-name="P5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>-Mettre en place les 4 tables de la base de données ( table : billets; table: commentaire; tables: login (pas sur); tables: commentaire signalés)</text:p>
      <text:p text:style-name="P2"/>
      <text:p text:style-name="P2">-Mettre en place le controller</text:p>
      <text:p text:style-name="P2"/>
      <text:p text:style-name="P2">-Faire le css de la page <text:s/>( pour le header et le footer aussi)</text:p>
      <text:p text:style-name="P2"/>
      <text:p text:style-name="P2">-Changer le header lorsque l'on est connecté sur la page administration (enlever le connexion et le remplacer par Deconnexion)</text:p>
      <text:p text:style-name="P8"/>
      <text:p text:style-name="P2">Classes à créer: </text:p>
      <text:p text:style-name="P2"/>
      <text:list xml:id="list6108453050522178551" text:style-name="L3">
        <text:list-item>
          <text:p text:style-name="P6">Récupération des champs pour les billets (Class: billets)</text:p>
        </text:list-item>
        <text:list-item>
          <text:p text:style-name="P6">Récupération des champs commentaires ( Class: commentary)</text:p>
        </text:list-item>
        <text:list-item>
          <text:p text:style-name="P6">Récupération des champs commenataires signalés (Class: Report)</text:p>
        </text:list-item>
        <text:list-item>
          <text:p text:style-name="P6">Ajout, modification et suppression des billets dans la table (Class: billets_control)</text:p>
        </text:list-item>
        <text:list-item>
          <text:p text:style-name="P6">Ajout des commentaires signalés dans la table report commentary ( Class: Report_commentary)</text:p>
        </text:list-item>
        <text:list-item>
          <text:p text:style-name="P6">Suppression des commentaires signalés (Class: Delete_commentary)</text:p>
        </text:list-item>
        <text:list-item>
          <text:p text:style-name="P6">Mise en place du dernier commentaire postés ( Class: View_commentary)</text:p>
        </text:list-item>
      </text:list>
      <text:p text:style-name="P2"/>
      <text:p text:style-name="P2"/>
      <text:p text:style-name="P2">Chose à faire en php et JS:</text:p>
      <text:p text:style-name="P2"/>
      <text:list xml:id="list4321633131961252830" text:style-name="L4">
        <text:list-item>
          <text:p text:style-name="P7">Créer une nouvelle page lorsqu'un chapitre est crée</text:p>
        </text:list-item>
        <text:list-item>
          <text:p text:style-name="P7">Apparition d'un nouveau commentaire tout en haut de la liste des commentaire lorsqu'un nouveau est crée</text:p>
        </text:list-item>
        <text:list-item>
          <text:p text:style-name="P7"/>
        </text:list-item>
      </text:list>
      <text:list xml:id="list33534103" text:continue-list="list6108453050522178551" text:style-name="L3">
        <text:list-header>
          <text:p text:style-name="P6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1M10S</meta:editing-duration>
    <meta:editing-cycles>12</meta:editing-cycles>
    <meta:generator>OpenOffice/4.1.0$Win32 OpenOffice.org_project/410m18$Build-9764</meta:generator>
    <dc:date>2019-04-04T13:32:05.24</dc:date>
    <meta:document-statistic meta:table-count="0" meta:image-count="0" meta:object-count="0" meta:page-count="2" meta:paragraph-count="34" meta:word-count="344" meta:character-count="2315"/>
    <meta:user-defined meta:name="Info 1"/>
    <meta:user-defined meta:name="Info 2"/>
    <meta:user-defined meta:name="Info 3"/>
    <meta:user-defined meta:name="Info 4"/>
  </office:meta>
</office:document-meta>
</file>